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style:rel-width="100%" table:align="left"/>
    </style:style>
    <style:style style:name="Table1.A" style:family="table-column">
      <style:table-column-properties style:column-width="0.6688in" style:rel-column-width="6549*"/>
    </style:style>
    <style:style style:name="Table1.B" style:family="table-column">
      <style:table-column-properties style:column-width="5.3556in" style:rel-column-width="52436*"/>
    </style:style>
    <style:style style:name="Table1.A1" style:family="table-cell">
      <style:table-cell-properties style:vertical-align="middle"/>
    </style:style>
    <style:style style:name="Table1.A2" style:family="table-cell">
      <style:table-cell-properties style:vertical-align="bottom"/>
    </style:style>
    <style:style style:name="Table2" style:family="table">
      <style:table-properties style:width="7.1778in" table:align="left" fo:background-color="#e0e0e0">
        <style:background-image/>
      </style:table-properties>
    </style:style>
    <style:style style:name="Table2.A" style:family="table-column">
      <style:table-column-properties style:column-width="7.1778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6931in" style:rel-width="100%" table:align="left" fo:background-color="#e0e0e0">
        <style:background-image/>
      </style:table-properties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6.6931in" style:rel-width="100%" table:align="left" fo:background-color="#e0e0e0">
        <style:background-image/>
      </style:table-properties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6.6931in" style:rel-width="100%" table:align="left" fo:background-color="#e0e0e0">
        <style:background-image/>
      </style:table-properties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6.6931in" style:rel-width="100%" table:align="left" fo:background-color="#e0e0e0">
        <style:background-image/>
      </style:table-properties>
    </style:style>
    <style:style style:name="Table6.A" style:family="table-column">
      <style:table-column-properties style:column-width="6.6931in" style:rel-column-width="65535*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7.2611in" table:align="left" fo:background-color="#e0e0e0">
        <style:background-image/>
      </style:table-properties>
    </style:style>
    <style:style style:name="Table7.A" style:family="table-column">
      <style:table-column-properties style:column-width="7.2611in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6.6931in" style:rel-width="100%" table:align="left"/>
    </style:style>
    <style:style style:name="Table8.A" style:family="table-column">
      <style:table-column-properties style:column-width="0.3347in" style:rel-column-width="3275*"/>
    </style:style>
    <style:style style:name="Table8.B" style:family="table-column">
      <style:table-column-properties style:column-width="6.3583in" style:rel-column-width="62259*"/>
    </style:style>
    <style:style style:name="Table8.A1" style:family="table-cell">
      <style:table-cell-properties fo:padding="0.0194in" fo:border="none"/>
    </style:style>
    <style:style style:name="Table9" style:family="table">
      <style:table-properties style:width="6.6931in" style:rel-width="100%" table:align="left"/>
    </style:style>
    <style:style style:name="Table9.A" style:family="table-column">
      <style:table-column-properties style:column-width="2.209in" style:rel-column-width="21628*"/>
    </style:style>
    <style:style style:name="Table9.B" style:family="table-column">
      <style:table-column-properties style:column-width="2.275in" style:rel-column-width="22278*"/>
    </style:style>
    <style:style style:name="P1" style:family="paragraph" style:parent-style-name="Standard">
      <style:text-properties officeooo:rsid="0008d881" officeooo:paragraph-rsid="0008d881"/>
    </style:style>
    <style:style style:name="P2" style:family="paragraph" style:parent-style-name="Standard">
      <style:text-properties style:text-underline-style="solid" style:text-underline-width="auto" style:text-underline-color="font-color" officeooo:rsid="0008d881" officeooo:paragraph-rsid="0008d881"/>
    </style:style>
    <style:style style:name="P3" style:family="paragraph" style:parent-style-name="Standard">
      <style:paragraph-properties fo:margin-top="0in" fo:margin-bottom="0in" style:contextual-spacing="false"/>
      <style:text-properties fo:font-size="2pt" style:font-size-asian="2pt" style:font-size-complex="2pt"/>
    </style:style>
    <style:style style:name="P4" style:family="paragraph" style:parent-style-name="Standard">
      <style:paragraph-properties fo:margin-top="0in" fo:margin-bottom="0in" style:contextual-spacing="false" fo:widows="1"/>
      <style:text-properties fo:font-size="2pt" style:font-size-asian="2pt" style:font-size-complex="2pt"/>
    </style:style>
    <style:style style:name="P5" style:family="paragraph" style:parent-style-name="Text_20_body">
      <style:paragraph-properties fo:widows="1"/>
    </style:style>
    <style:style style:name="P6" style:family="paragraph" style:parent-style-name="Text_20_body">
      <style:paragraph-properties fo:widows="1"/>
      <style:text-properties fo:font-variant="normal" fo:text-transform="none" fo:color="#000000" style:font-name="Times New Roman" fo:font-size="14pt" fo:letter-spacing="normal" fo:font-style="normal" fo:font-weight="bold"/>
    </style:style>
    <style:style style:name="P7" style:family="paragraph" style:parent-style-name="Text_20_body">
      <style:paragraph-properties fo:margin-top="0in" fo:margin-bottom="0in" style:contextual-spacing="false" fo:widows="1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Heading_20_1">
      <style:paragraph-properties fo:margin-left="0in" fo:margin-right="0in" fo:text-align="center" style:justify-single-word="false" fo:widows="1" fo:text-indent="0in" style:auto-text-indent="false"/>
      <style:text-properties fo:font-variant="normal" fo:text-transform="none" fo:color="#000000" style:font-name="Times New Roman" fo:font-size="22pt" fo:letter-spacing="normal" fo:font-style="normal" fo:font-weight="bold" style:font-size-asian="22pt" style:font-weight-asian="bold" style:font-size-complex="22pt" style:font-weight-complex="bold"/>
    </style:style>
    <style:style style:name="P10" style:family="paragraph" style:parent-style-name="Horizontal_20_Line">
      <style:paragraph-properties fo:widows="1"/>
    </style:style>
    <style:style style:name="P11" style:family="paragraph" style:parent-style-name="Table_20_Contents">
      <style:paragraph-properties fo:text-align="start" style:justify-single-word="false"/>
    </style:style>
    <style:style style:name="P12" style:family="paragraph" style:parent-style-name="Table_20_Contents">
      <style:text-properties fo:font-size="2pt" style:font-size-asian="2pt" style:font-size-complex="2pt"/>
    </style:style>
    <style:style style:name="P13" style:family="paragraph" style:parent-style-name="Table_20_Contents">
      <style:paragraph-properties fo:text-align="end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paragraph-properties fo:margin-top="0in" fo:margin-bottom="0.1965in" style:contextual-spacing="false" fo:text-align="start" style:justify-single-word="false"/>
    </style:style>
    <style:style style:name="P16" style:family="paragraph" style:parent-style-name="List_20_Heading">
      <style:paragraph-properties fo:widows="1"/>
      <style:text-properties fo:font-variant="normal" fo:text-transform="none" fo:color="#000000" style:font-name="Times New Roman" fo:font-size="14pt" fo:letter-spacing="normal" fo:font-style="normal" fo:font-weight="bold"/>
    </style:style>
    <style:style style:name="P17" style:family="paragraph" style:parent-style-name="List_20_Heading">
      <style:paragraph-properties fo:widows="1"/>
    </style:style>
    <style:style style:name="P18" style:family="paragraph" style:parent-style-name="List_20_Heading">
      <style:paragraph-properties fo:margin-top="0in" fo:margin-bottom="0.1965in" style:contextual-spacing="false" fo:widows="1"/>
    </style:style>
    <style:style style:name="P19" style:family="paragraph" style:parent-style-name="List_20_Heading">
      <style:paragraph-properties fo:margin-top="0in" fo:margin-bottom="0.1965in" style:contextual-spacing="false" fo:widows="1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20" style:family="paragraph" style:parent-style-name="List_20_Contents">
      <style:paragraph-properties fo:margin-top="0in" fo:margin-bottom="0.1965in" style:contextual-spacing="false" fo:widows="1"/>
    </style:style>
    <style:style style:name="P21" style:family="paragraph" style:parent-style-name="Preformatted_20_Text">
      <style:text-properties fo:color="#000000"/>
    </style:style>
    <style:style style:name="P22" style:family="paragraph" style:parent-style-name="Preformatted_20_Text">
      <style:paragraph-properties fo:margin-top="0in" fo:margin-bottom="0.1965in" style:contextual-spacing="false"/>
    </style:style>
    <style:style style:name="P23" style:family="paragraph" style:parent-style-name="Preformatted_20_Text">
      <style:paragraph-properties fo:margin-top="0in" fo:margin-bottom="0.1965in" style:contextual-spacing="false"/>
      <style:text-properties fo:color="#000000"/>
    </style:style>
    <style:style style:name="P24" style:family="paragraph" style:parent-style-name="Heading_20_3">
      <style:paragraph-properties fo:margin-left="0in" fo:margin-right="0in" fo:widows="1" fo:text-indent="0in" style:auto-text-indent="false"/>
      <style:text-properties fo:font-variant="normal" fo:text-transform="none" fo:color="#000000" style:font-name="Times New Roman" fo:letter-spacing="normal" fo:font-style="normal"/>
    </style:style>
    <style:style style:name="T1" style:family="text">
      <style:text-properties fo:font-style="italic"/>
    </style:style>
    <style:style style:name="T2" style:family="text">
      <style:text-properties fo:color="#000000"/>
    </style:style>
    <style:style style:name="T3" style:family="text">
      <style:text-properties fo:font-variant="normal" fo:text-transform="none" fo:color="#000000" style:font-name="Times New Roman" fo:font-size="14pt" fo:letter-spacing="normal" fo:font-style="normal" fo:font-weight="normal"/>
    </style:style>
    <style:style style:name="T4" style:family="text">
      <style:text-properties fo:font-variant="normal" fo:text-transform="none" fo:color="#000000" style:font-name="Times New Roman" fo:font-size="14pt" fo:letter-spacing="normal" fo:font-style="italic" fo:font-weight="normal"/>
    </style:style>
    <style:style style:name="T5" style:family="text">
      <style:text-properties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ttp://www.tldp.org/LDP/abs/html/io-redirection.html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A"/>
        <table:table-row>
          <table:table-cell table:style-name="Table1.A1" table:number-columns-spanned="3" office:value-type="string">
            <text:p text:style-name="P8">Advanced Bash-Scripting Guide: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11"><text:a xlink:type="simple" xlink:href="http://www.tldp.org/LDP/abs/html/x17837.html">Prev</text:a>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3"><text:a xlink:type="simple" xlink:href="http://www.tldp.org/LDP/abs/html/x17974.html">Next</text:a></text:p>
          </table:table-cell>
        </table:table-row>
      </table:table>
      <text:p text:style-name="P10"/>
      <text:h text:style-name="P9" text:outline-level="1"><text:bookmark text:name="IO-REDIRECTION"/>Chapter 20. I/O Redirection</text:h>
      <text:p text:style-name="P16"/>
      <text:p text:style-name="P16">Table of Contents</text:p>
      <text:p text:style-name="P17"><text:span text:style-name="T3">20.1. </text:span><text:a xlink:type="simple" xlink:href="http://www.tldp.org/LDP/abs/html/x17974.html">Using </text:a><text:a xlink:type="simple" xlink:href="http://www.tldp.org/LDP/abs/html/x17974.html"><text:span text:style-name="T4">exec</text:span></text:a></text:p>
      <text:p text:style-name="P17"><text:span text:style-name="T3">20.2. </text:span><text:a xlink:type="simple" xlink:href="http://www.tldp.org/LDP/abs/html/redircb.html">Redirecting Code Blocks</text:a></text:p>
      <text:p text:style-name="P18"><text:span text:style-name="T3">20.3. </text:span><text:a xlink:type="simple" xlink:href="http://www.tldp.org/LDP/abs/html/redirapps.html">Applications</text:a></text:p>
      <text:p text:style-name="P5"><text:bookmark text:name="IOREDIRREF"/><text:span text:style-name="T3">There are always three default </text:span><text:span text:style-name="T4">files</text:span><text:span text:style-name="T3"> </text:span><text:a xlink:type="simple" xlink:href="http://www.tldp.org/LDP/abs/html/io-redirection.html#FTN.AEN17884" office:name="AEN17884">[1]</text:a><text:span text:style-name="T3"> open, </text:span><text:span text:style-name="Teletype"><text:span text:style-name="T3">stdin</text:span></text:span><text:span text:style-name="T3"> (the keyboard), </text:span><text:span text:style-name="Teletype"><text:span text:style-name="T3">stdout</text:span></text:span><text:span text:style-name="T3"> (the screen), and </text:span><text:span text:style-name="Teletype"><text:span text:style-name="T3">stderr</text:span></text:span><text:span text:style-name="T3"> (error messages output to the screen). These, and any other open files, can be redirected. Redirection simply means capturing output from a file, command, program, script, or even code block within a script (see </text:span><text:a xlink:type="simple" xlink:href="http://www.tldp.org/LDP/abs/html/special-chars.html#EX8">Example 3-1</text:a><text:span text:style-name="T3"> and </text:span><text:a xlink:type="simple" xlink:href="http://www.tldp.org/LDP/abs/html/special-chars.html#RPMCHECK">Example 3-2</text:a><text:span text:style-name="T3">) and sending it as input to another file, command, program, or script.</text:span></text:p>
      <text:p text:style-name="P5"><text:bookmark text:name="FDREF"/><text:span text:style-name="T3">Each open file gets assigned a file descriptor. </text:span><text:a xlink:type="simple" xlink:href="http://www.tldp.org/LDP/abs/html/io-redirection.html#FTN.AEN17894" office:name="AEN17894">[2]</text:a><text:span text:style-name="T3"> The file descriptors for </text:span><text:span text:style-name="Teletype"><text:span text:style-name="T3">stdin</text:span></text:span><text:span text:style-name="T3">, </text:span><text:span text:style-name="Teletype"><text:span text:style-name="T3">stdout</text:span></text:span><text:span text:style-name="T3">, and </text:span><text:span text:style-name="Teletype"><text:span text:style-name="T3">stderr</text:span></text:span><text:span text:style-name="T3"> are 0, 1, and 2, respectively. For opening additional files, there remain descriptors 3 to 9. It is sometimes useful to assign one of these additional file descriptors to </text:span><text:span text:style-name="Teletype"><text:span text:style-name="T3">stdin</text:span></text:span><text:span text:style-name="T3">, </text:span><text:span text:style-name="Teletype"><text:span text:style-name="T3">stdout</text:span></text:span><text:span text:style-name="T3">, or </text:span><text:span text:style-name="Teletype"><text:span text:style-name="T3">stderr</text:span></text:span><text:span text:style-name="T3"> as a temporary duplicate link. </text:span><text:a xlink:type="simple" xlink:href="http://www.tldp.org/LDP/abs/html/io-redirection.html#FTN.AEN17906" office:name="AEN17906">[3]</text:a><text:span text:style-name="T3"> This simplifies restoration to normal after complex redirection and reshuffling (see</text:span><text:a xlink:type="simple" xlink:href="http://www.tldp.org/LDP/abs/html/x17974.html#REDIR1">Example 20-1</text:a><text:span text:style-name="T3">).</text:span></text:p>
      <text:p text:style-name="P4"><text:bookmark text:name="IOREDIRECTIONREF"/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21"><text:s text:c="3"/>COMMAND_OUTPUT &gt;</text:p>
            <text:p text:style-name="P21"><text:s text:c="6"/># Redirect stdout to a file.</text:p>
            <text:p text:style-name="P21"><text:s text:c="6"/># Creates the file if not present, otherwise overwrites it.</text:p>
            <text:p text:style-name="Preformatted_20_Text"/>
            <text:p text:style-name="P21"><text:s text:c="6"/>ls -lR &gt; dir-tree.list</text:p>
            <text:p text:style-name="P21"><text:s text:c="6"/># Creates a file containing a listing of the directory tree.</text:p>
            <text:p text:style-name="Preformatted_20_Text"/>
            <text:p text:style-name="P21"><text:s text:c="3"/>: &gt; filename</text:p>
            <text:p text:style-name="P21"><text:s text:c="6"/># The &gt; truncates file "filename" to zero length.</text:p>
            <text:p text:style-name="P21"><text:s text:c="6"/># If file not present, creates zero-length file (same effect as 'touch').</text:p>
            <text:p text:style-name="P21"><text:s text:c="6"/># The : serves as a dummy placeholder, producing no output.</text:p>
            <text:p text:style-name="Preformatted_20_Text"/>
            <text:p text:style-name="P21"><text:s text:c="3"/>&gt; filename <text:s text:c="3"/></text:p>
            <text:p text:style-name="P21"><text:s text:c="6"/># The &gt; truncates file "filename" to zero length.</text:p>
            <text:p text:style-name="P21"><text:s text:c="6"/># If file not present, creates zero-length file (same effect as 'touch').</text:p>
            <text:p text:style-name="P21"><text:s text:c="6"/># (Same result as ": &gt;", above, but this does not work with some shells.)</text:p>
            <text:p text:style-name="Preformatted_20_Text"/>
            <text:p text:style-name="P21"><text:s text:c="3"/>COMMAND_OUTPUT &gt;&gt;</text:p>
            <text:p text:style-name="P21"><text:s text:c="6"/># Redirect stdout to a file.</text:p>
            <text:p text:style-name="P21"><text:s text:c="6"/># Creates the file if not present, otherwise appends to it.</text:p>
            <text:p text:style-name="Preformatted_20_Text"/>
            <text:p text:style-name="Preformatted_20_Text"/>
            <text:p text:style-name="P21"><text:s text:c="6"/># Single-line redirection commands (affect only the line they are on):</text:p>
            <text:p text:style-name="P21"><text:s text:c="6"/># --------------------------------------------------------------------</text:p>
            <text:p text:style-name="Preformatted_20_Text"/>
            <text:p text:style-name="P21"><text:soft-page-break/><text:s text:c="3"/>1&gt;filename</text:p>
            <text:p text:style-name="P21"><text:s text:c="6"/># Redirect stdout to file "filename."</text:p>
            <text:p text:style-name="P21"><text:s text:c="3"/>1&gt;&gt;filename</text:p>
            <text:p text:style-name="P21"><text:s text:c="6"/># Redirect and append stdout to file "filename."</text:p>
            <text:p text:style-name="P21"><text:s text:c="3"/>2&gt;filename</text:p>
            <text:p text:style-name="P21"><text:s text:c="6"/># Redirect stderr to file "filename."</text:p>
            <text:p text:style-name="P21"><text:s text:c="3"/>2&gt;&gt;filename</text:p>
            <text:p text:style-name="P21"><text:s text:c="6"/># Redirect and append stderr to file "filename."</text:p>
            <text:p text:style-name="P21"><text:s text:c="3"/>&amp;&gt;filename</text:p>
            <text:p text:style-name="P21"><text:s text:c="6"/># Redirect both stdout and stderr to file "filename."</text:p>
            <text:p text:style-name="P21"><text:s text:c="6"/># This operator is now functional, as of Bash 4, final release.</text:p>
            <text:p text:style-name="Preformatted_20_Text"/>
            <text:p text:style-name="P21"><text:s text:c="3"/>M&gt;N</text:p>
            <text:p text:style-name="P21"><text:s text:c="5"/># "M" is a file descriptor, which defaults to 1, if not explicitly set.</text:p>
            <text:p text:style-name="P21"><text:s text:c="5"/># "N" is a filename.</text:p>
            <text:p text:style-name="P21"><text:s text:c="5"/># File descriptor "M" is redirect to file "N."</text:p>
            <text:p text:style-name="P21"><text:s text:c="3"/>M&gt;&amp;N</text:p>
            <text:p text:style-name="P21"><text:s text:c="5"/># "M" is a file descriptor, which defaults to 1, if not set.</text:p>
            <text:p text:style-name="P21"><text:s text:c="5"/># "N" is another file descriptor.</text:p>
            <text:p text:style-name="Preformatted_20_Text"/>
            <text:p text:style-name="P21"><text:s text:c="6"/>#==============================================================================</text:p>
            <text:p text:style-name="Preformatted_20_Text"/>
            <text:p text:style-name="P21"><text:s text:c="6"/># Redirecting stdout, one line at a time.</text:p>
            <text:p text:style-name="P21"><text:s text:c="6"/>LOGFILE=script.log</text:p>
            <text:p text:style-name="Preformatted_20_Text"/>
            <text:p text:style-name="P21"><text:s text:c="6"/>echo "This statement is sent to the log file, \"$LOGFILE\"." 1&gt;$LOGFILE</text:p>
            <text:p text:style-name="P21"><text:s text:c="6"/>echo "This statement is appended to \"$LOGFILE\"." 1&gt;&gt;$LOGFILE</text:p>
            <text:p text:style-name="P21"><text:s text:c="6"/>echo "This statement is also appended to \"$LOGFILE\"." 1&gt;&gt;$LOGFILE</text:p>
            <text:p text:style-name="P21"><text:s text:c="6"/>echo "This statement is echoed to stdout, and will not appear in \"$LOGFILE\"."</text:p>
            <text:p text:style-name="P21"><text:s text:c="6"/># These redirection commands automatically "reset" after each line.</text:p>
            <text:p text:style-name="Preformatted_20_Text"/>
            <text:p text:style-name="Preformatted_20_Text"/>
            <text:p text:style-name="Preformatted_20_Text"/>
            <text:p text:style-name="P21"><text:s text:c="6"/># Redirecting stderr, one line at a time.</text:p>
            <text:p text:style-name="P21"><text:s text:c="6"/>ERRORFILE=script.errors</text:p>
            <text:p text:style-name="Preformatted_20_Text"/>
            <text:p text:style-name="P21"><text:s text:c="6"/>bad_command1 2&gt;$ERRORFILE <text:s text:c="6"/># <text:s/>Error message sent to $ERRORFILE.</text:p>
            <text:p text:style-name="P21"><text:s text:c="6"/>bad_command2 2&gt;&gt;$ERRORFILE <text:s text:c="5"/># <text:s/>Error message appended to $ERRORFILE.</text:p>
            <text:p text:style-name="P21"><text:s text:c="6"/>bad_command3 <text:s text:c="19"/># <text:s/>Error message echoed to stderr,</text:p>
            <text:p text:style-name="P21"><text:s text:c="38"/>#+ and does not appear in $ERRORFILE.</text:p>
            <text:p text:style-name="P21"><text:s text:c="6"/># These redirection commands also automatically "reset" after each line.</text:p>
            <text:p text:style-name="P23"><text:s text:c="6"/>#=======================================================================</text:p>
          </table:table-cell>
        </table:table-row>
      </table:table>
      <text:p text:style-name="P3"><text:bookmark text:name="IOREDIRECTIONREF1"/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21"><text:s text:c="3"/>2&gt;&amp;1</text:p>
            <text:p text:style-name="P21"><text:s text:c="6"/># Redirects stderr to stdout.</text:p>
            <text:p text:style-name="P21"><text:s text:c="6"/># Error messages get sent to same place as standard output.</text:p>
            <text:p text:style-name="P21"><text:s text:c="8"/>&gt;&gt;filename 2&gt;&amp;1</text:p>
            <text:p text:style-name="P21"><text:s text:c="12"/>bad_command &gt;&gt;filename 2&gt;&amp;1</text:p>
            <text:p text:style-name="P21"><text:s text:c="12"/># Appends both stdout and stderr to the file "filename" ...</text:p>
            <text:p text:style-name="P21"><text:s text:c="8"/>2&gt;&amp;1 | [command(s)]</text:p>
            <text:p text:style-name="P21"><text:s text:c="12"/>bad_command 2&gt;&amp;1 | awk '{print $5}' <text:s text:c="2"/># found</text:p>
            <text:p text:style-name="P21"><text:s text:c="12"/># Sends stderr through a pipe.</text:p>
            <text:p text:style-name="P21"><text:s text:c="12"/># |&amp; was added to Bash 4 as an abbreviation for 2&gt;&amp;1 |.</text:p>
            <text:p text:style-name="Preformatted_20_Text"/>
            <text:p text:style-name="P21"><text:s text:c="3"/>i&gt;&amp;j</text:p>
            <text:p text:style-name="Preformatted_20_Text"><text:span text:style-name="T2"><text:s text:c="6"/># Redirects file descriptor </text:span><text:span text:style-name="Emphasis"><text:span text:style-name="T2">i</text:span></text:span><text:span text:style-name="T2"> to </text:span><text:span text:style-name="Emphasis"><text:span text:style-name="T2">j</text:span></text:span><text:span text:style-name="T2">.</text:span></text:p>
            <text:p text:style-name="Preformatted_20_Text"><text:span text:style-name="T2"><text:s text:c="6"/># All output of file pointed to by </text:span><text:span text:style-name="Emphasis"><text:span text:style-name="T2">i</text:span></text:span><text:span text:style-name="T2"> gets sent to file pointed to by </text:span><text:span text:style-name="Emphasis"><text:span text:style-name="T2">j</text:span></text:span><text:span text:style-name="T2">.</text:span></text:p>
            <text:p text:style-name="Preformatted_20_Text"/>
            <text:p text:style-name="P21"><text:s text:c="3"/>&gt;&amp;j</text:p>
            <text:p text:style-name="Preformatted_20_Text"><text:span text:style-name="T2"><text:s text:c="6"/># Redirects, by default, file descriptor </text:span><text:span text:style-name="Emphasis"><text:span text:style-name="T2">1</text:span></text:span><text:span text:style-name="T2"> (stdout) to </text:span><text:span text:style-name="Emphasis"><text:span text:style-name="T2">j</text:span></text:span><text:span text:style-name="T2">.</text:span></text:p>
            <text:p text:style-name="P22"><text:span text:style-name="T2"><text:s text:c="6"/># All stdout gets sent to file pointed to by </text:span><text:span text:style-name="Emphasis"><text:span text:style-name="T2">j</text:span></text:span><text:span text:style-name="T2">.</text:span></text:p>
          </table:table-cell>
        </table:table-row>
      </table:table>
      <text:p text:style-name="P3"><text:bookmark text:name="IOREDIRECTIONREF2"/></text:p>
      <table:table table:name="Table4" table:style-name="Table4">
        <table:table-column table:style-name="Table4.A"/>
        <text:soft-page-break/>
        <table:table-row>
          <table:table-cell table:style-name="Table4.A1" office:value-type="string">
            <text:p text:style-name="P21"><text:s text:c="3"/>0&lt; FILENAME</text:p>
            <text:p text:style-name="P21"><text:s text:c="4"/>&lt; FILENAME</text:p>
            <text:p text:style-name="P21"><text:s text:c="6"/># Accept input from a file.</text:p>
            <text:p text:style-name="P21"><text:s text:c="6"/># Companion command to "&gt;", and often used in combination with it.</text:p>
            <text:p text:style-name="P21"><text:s text:c="6"/>#</text:p>
            <text:p text:style-name="P21"><text:s text:c="6"/># grep search-word &lt;filename</text:p>
            <text:p text:style-name="Preformatted_20_Text"/>
            <text:p text:style-name="Preformatted_20_Text"/>
            <text:p text:style-name="P21"><text:s text:c="3"/>[j]&lt;&gt;filename</text:p>
            <text:p text:style-name="P21"><text:s text:c="6"/># <text:s/>Open file "filename" for reading and writing,</text:p>
            <text:p text:style-name="P21"><text:s text:c="6"/>#+ and assign file descriptor "j" to it.</text:p>
            <text:p text:style-name="P21"><text:s text:c="6"/># <text:s/>If "filename" does not exist, create it.</text:p>
            <text:p text:style-name="P21"><text:s text:c="6"/># <text:s/>If file descriptor "j" is not specified, default to fd 0, stdin.</text:p>
            <text:p text:style-name="P21"><text:s text:c="6"/>#</text:p>
            <text:p text:style-name="P21"><text:s text:c="6"/># <text:s/>An application of this is writing at a specified place in a file. </text:p>
            <text:p text:style-name="P21"><text:s text:c="6"/>echo 1234567890 &gt; File <text:s text:c="3"/># Write string to "File".</text:p>
            <text:p text:style-name="P21"><text:s text:c="6"/>exec 3&lt;&gt; File <text:s text:c="12"/># Open "File" and assign fd 3 to it.</text:p>
            <text:p text:style-name="P21"><text:s text:c="6"/>read -n 4 &lt;&amp;3 <text:s text:c="12"/># Read only 4 characters.</text:p>
            <text:p text:style-name="P21"><text:s text:c="6"/>echo -n . &gt;&amp;3 <text:s text:c="12"/># Write a decimal point there.</text:p>
            <text:p text:style-name="P21"><text:s text:c="6"/>exec 3&gt;&amp;- <text:s text:c="16"/># Close fd 3.</text:p>
            <text:p text:style-name="P21"><text:s text:c="6"/>cat File <text:s text:c="17"/># ==&gt; 1234.67890</text:p>
            <text:p text:style-name="P21"><text:s text:c="6"/># <text:s/>Random access, by golly.</text:p>
            <text:p text:style-name="Preformatted_20_Text"/>
            <text:p text:style-name="Preformatted_20_Text"/>
            <text:p text:style-name="Preformatted_20_Text"/>
            <text:p text:style-name="P21"><text:s text:c="3"/>|</text:p>
            <text:p text:style-name="P21"><text:s text:c="6"/># Pipe.</text:p>
            <text:p text:style-name="P21"><text:s text:c="6"/># General purpose process and command chaining tool.</text:p>
            <text:p text:style-name="P21"><text:s text:c="6"/># Similar to "&gt;", but more general in effect.</text:p>
            <text:p text:style-name="P21"><text:s text:c="6"/># Useful for chaining commands, scripts, files, and programs together.</text:p>
            <text:p text:style-name="P21"><text:s text:c="6"/>cat *.txt | sort | uniq &gt; result-file</text:p>
            <text:p text:style-name="P21"><text:s text:c="6"/># Sorts the output of all the .txt files and deletes duplicate lines,</text:p>
            <text:p text:style-name="P23"><text:s text:c="6"/># finally saves results to "result-file".</text:p>
          </table:table-cell>
        </table:table-row>
      </table:table>
      <text:p text:style-name="P7">Multiple instances of input and output redirection and/or pipes can be combined in a single command line.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21">command &lt; input-file &gt; output-file</text:p>
            <text:p text:style-name="P21"># Or the equivalent:</text:p>
            <text:p text:style-name="P21">&lt; input-file command &gt; output-file <text:s text:c="2"/># Although this is non-standard.</text:p>
            <text:p text:style-name="Preformatted_20_Text"/>
            <text:p text:style-name="P23">command1 | command2 | command3 &gt; output-file</text:p>
          </table:table-cell>
        </table:table-row>
      </table:table>
      <text:p text:style-name="P5"><text:span text:style-name="T3">See </text:span><text:a xlink:type="simple" xlink:href="http://www.tldp.org/LDP/abs/html/filearchiv.html#DERPM">Example 16-31</text:a><text:span text:style-name="T3"> and </text:span><text:a xlink:type="simple" xlink:href="http://www.tldp.org/LDP/abs/html/contributed-scripts.html#FIFO">Example A-14</text:a><text:span text:style-name="T3">.</text:span></text:p>
      <text:p text:style-name="P7">Multiple output streams may be redirected to one file.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21">ls -yz &gt;&gt; command.log 2&gt;&amp;1</text:p>
            <text:p text:style-name="P21"># <text:s/>Capture result of illegal options "yz" in file "command.log."</text:p>
            <text:p text:style-name="P21"># <text:s/>Because stderr is redirected to the file,</text:p>
            <text:p text:style-name="P21">#+ any error messages will also be there.</text:p>
            <text:p text:style-name="Preformatted_20_Text"/>
            <text:p text:style-name="P21"># <text:s/>Note, however, that the following does *not* give the same result.</text:p>
            <text:p text:style-name="P21">ls -yz 2&gt;&amp;1 &gt;&gt; command.log</text:p>
            <text:p text:style-name="P21"># <text:s/>Outputs an error message, but does not write to file.</text:p>
            <text:p text:style-name="P21"># <text:s/>More precisely, the command output (in this case, null)</text:p>
            <text:p text:style-name="P21">#+ writes to the file, but the error message goes only to stdout.</text:p>
            <text:p text:style-name="Preformatted_20_Text"/>
            <text:p text:style-name="P21"># <text:s/>If redirecting both stdout and stderr,</text:p>
            <text:p text:style-name="P23">#+ the order of the commands makes a difference.</text:p>
          </table:table-cell>
        </table:table-row>
      </table:table>
      <text:p text:style-name="P6"><text:bookmark text:name="CFD"/><text:soft-page-break/>Closing File Descriptors</text:p>
      <text:p text:style-name="P19">n&lt;&amp;-</text:p>
      <text:p text:style-name="P20"><text:span text:style-name="T3">Close input file descriptor </text:span><text:span text:style-name="Teletype"><text:span text:style-name="T4">n</text:span></text:span><text:span text:style-name="T3">.</text:span></text:p>
      <text:p text:style-name="P19">0&lt;&amp;-, &lt;&amp;-</text:p>
      <text:p text:style-name="P20"><text:span text:style-name="T3">Close </text:span><text:span text:style-name="Teletype"><text:span text:style-name="T3">stdin</text:span></text:span><text:span text:style-name="T3">.</text:span></text:p>
      <text:p text:style-name="P19">n&gt;&amp;-</text:p>
      <text:p text:style-name="P20"><text:span text:style-name="T3">Close output file descriptor </text:span><text:span text:style-name="Teletype"><text:span text:style-name="T4">n</text:span></text:span><text:span text:style-name="T3">.</text:span></text:p>
      <text:p text:style-name="P19">1&gt;&amp;-, &gt;&amp;-</text:p>
      <text:p text:style-name="P20"><text:span text:style-name="T3">Close </text:span><text:span text:style-name="Teletype"><text:span text:style-name="T3">stdout</text:span></text:span><text:span text:style-name="T3">.</text:span></text:p>
      <text:p text:style-name="P7"><text:bookmark text:name="FDREF2"/>Child processes inherit open file descriptors. This is why pipes work. To prevent an fd from being inherited, close it.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21"># Redirecting only stderr to a pipe.</text:p>
            <text:p text:style-name="Preformatted_20_Text"/>
            <text:p text:style-name="P21">exec 3&gt;&amp;1 <text:s text:c="29"/># Save current "value" of stdout.</text:p>
            <text:p text:style-name="P21">ls -l 2&gt;&amp;1 &gt;&amp;3 3&gt;&amp;- | grep bad 3&gt;&amp;- <text:s text:c="3"/># Close fd 3 for 'grep' (but not 'ls').</text:p>
            <text:p text:style-name="P21"># <text:s text:c="13"/>^^^^ <text:s text:c="2"/>^^^^</text:p>
            <text:p text:style-name="P21">exec 3&gt;&amp;- <text:s text:c="29"/># Now close it for the remainder of the script.</text:p>
            <text:p text:style-name="Preformatted_20_Text"/>
            <text:p text:style-name="P23"># Thanks, S.C.</text:p>
          </table:table-cell>
        </table:table-row>
      </table:table>
      <text:p text:style-name="P5"><text:span text:style-name="T3">For a more detailed introduction to I/O redirection see </text:span><text:a xlink:type="simple" xlink:href="http://www.tldp.org/LDP/abs/html/ioredirintro.html">Appendix F</text:a><text:span text:style-name="T3">.</text:span></text:p>
      <text:h text:style-name="P24" text:outline-level="3">Notes</text:h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1"><text:a xlink:type="simple" xlink:href="http://www.tldp.org/LDP/abs/html/io-redirection.html#AEN17884" office:name="FTN.AEN17884">[1]</text:a></text:p>
          </table:table-cell>
          <table:table-cell table:style-name="Table8.A1" office:value-type="string">
            <text:p text:style-name="P15">By convention in UNIX and Linux, data streams and peripherals (<text:a xlink:type="simple" xlink:href="http://www.tldp.org/LDP/abs/html/devref1.html#DEVFILEREF">device files</text:a>) are treated as files, in a fashion analogous to ordinary files.</text:p>
          </table:table-cell>
        </table:table-row>
        <table:table-row>
          <table:table-cell table:style-name="Table8.A1" office:value-type="string">
            <text:p text:style-name="P11"><text:a xlink:type="simple" xlink:href="http://www.tldp.org/LDP/abs/html/io-redirection.html#AEN17894" office:name="FTN.AEN17894">[2]</text:a></text:p>
          </table:table-cell>
          <table:table-cell table:style-name="Table8.A1" office:value-type="string">
            <text:p text:style-name="P15"><text:bookmark text:name="FDREF1"/>A <text:span text:style-name="T1">file descriptor</text:span> is simply a number that the operating system assigns to an open file to keep track of it. Consider it a simplified type of file pointer. It is analogous to a <text:span text:style-name="T1">file handle</text:span> in <text:span text:style-name="T5">C</text:span>.</text:p>
          </table:table-cell>
        </table:table-row>
        <table:table-row>
          <table:table-cell table:style-name="Table8.A1" office:value-type="string">
            <text:p text:style-name="P11"><text:a xlink:type="simple" xlink:href="http://www.tldp.org/LDP/abs/html/io-redirection.html#AEN17906" office:name="FTN.AEN17906">[3]</text:a></text:p>
          </table:table-cell>
          <table:table-cell table:style-name="Table8.A1" office:value-type="string">
            <text:p text:style-name="P15">Using <text:span text:style-name="Teletype"><text:span text:style-name="T1">file descriptor 5</text:span></text:span> might cause problems. When Bash creates a child process, as with <text:a xlink:type="simple" xlink:href="http://www.tldp.org/LDP/abs/html/internal.html#EXECREF">exec</text:a>, the child inherits fd 5 (see Chet Ramey's archived e-mail, <text:a xlink:type="simple" xlink:href="http://groups.google.com/group/gnu.bash.bug/browse_thread/thread/13955daafded3b5c/18c17050087f9f37" office:target-frame-name="_top" xlink:show="replace">SUBJECT: RE: File descriptor 5 is held open</text:a>). Best leave this particular fd alone.</text:p>
          </table:table-cell>
        </table:table-row>
      </table:table>
      <text:p text:style-name="Horizontal_20_Line"/>
      <table:table table:name="Table9" table:style-name="Table9">
        <table:table-column table:style-name="Table9.A"/>
        <table:table-column table:style-name="Table9.B"/>
        <table:table-column table:style-name="Table9.A"/>
        <table:table-row>
          <table:table-cell office:value-type="string">
            <text:p text:style-name="P11"><text:a xlink:type="simple" xlink:href="http://www.tldp.org/LDP/abs/html/x17837.html">Prev</text:a></text:p>
          </table:table-cell>
          <table:table-cell office:value-type="string">
            <text:p text:style-name="P14"><text:a xlink:type="simple" xlink:href="http://www.tldp.org/LDP/abs/html/index.html">Home</text:a></text:p>
          </table:table-cell>
          <table:table-cell office:value-type="string">
            <text:p text:style-name="P13"><text:a xlink:type="simple" xlink:href="http://www.tldp.org/LDP/abs/html/x17974.html">Next</text:a></text:p>
          </table:table-cell>
        </table:table-row>
        <table:table-row>
          <table:table-cell office:value-type="string">
            <text:p text:style-name="P11">Here Strings</text:p>
          </table:table-cell>
          <table:table-cell office:value-type="string">
            <text:p text:style-name="P14"><text:a xlink:type="simple" xlink:href="http://www.tldp.org/LDP/abs/html/part5.html">Up</text:a></text:p>
          </table:table-cell>
          <table:table-cell office:value-type="string">
            <text:p text:style-name="P13">Using <text:span text:style-name="T1">exec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1T04:41:10.328960178</meta:creation-date>
    <dc:date>2015-05-11T04:42:47.816974700</dc:date>
    <meta:editing-duration>P0D</meta:editing-duration>
    <meta:editing-cycles>1</meta:editing-cycles>
    <meta:document-statistic meta:table-count="9" meta:image-count="0" meta:object-count="0" meta:page-count="4" meta:paragraph-count="155" meta:word-count="1185" meta:character-count="7750" meta:non-whitespace-character-count="5935"/>
    <meta:generator>LibreOffice/4.2.7.2$Linux_X86_64 LibreOffice_project/420m0$Build-2</meta:generator>
  </office:meta>
</office:document-meta>
</file>